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5">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P1"/>
      <text:p text:style-name="P4">FRONT-END</text:p>
      <text:p text:style-name="P2"/>
      <text:p text:style-name="P2"><text:tab/>L'architecture front-end sera divisé en deux grandes parties, à savoir une partie visible par le tous public et une autre visible uniquement par les administrateurs et employés. <text:span text:style-name="T2">(Ces deux parties communiqueront avec le back-end par l'intermédiaire d'appel API.)</text:span></text:p>
      <text:p text:style-name="P2"/>
      <text:p text:style-name="P2"><text:tab/><text:span text:style-name="T8">I ) La chartre graphique</text:span></text:p>
      <text:p text:style-name="P2"/>
      <text:p text:style-name="P2">La chartre graphique tournera autour de ces 5 couleurs :</text:p>
      <text:p text:style-name="P2"/>
      <text:list xml:id="list8900717915758992889" text:style-name="L4">
        <text:list-item>
          <text:p text:style-name="P14">#F2EFBD (Beige clair)</text:p>
        </text:list-item>
        <text:list-item>
          <text:p text:style-name="P14">#F2BA52 (Jaune doré)</text:p>
        </text:list-item>
        <text:list-item>
          <text:p text:style-name="P14">#D9933D (Orange moyen)</text:p>
        </text:list-item>
        <text:list-item>
          <text:p text:style-name="P14">#8C310F (Marron rougeâtre)</text:p>
        </text:list-item>
        <text:list-item>
          <text:p text:style-name="P14">#0D0D0D (Noir)</text:p>
        </text:list-item>
      </text:list>
      <text:p text:style-name="P2"/>
      <text:p text:style-name="P2">Pour un site ou un forum traitant des jeux de rôle (JDR), il est essentiel de choisir une police d'écriture qui reflète bien l'atmosphère immersive et souvent fantastique des JDR tout en restant lisible pour les utilisateurs. C'est pourquoi j'ai fait le choix de :</text:p>
      <text:p text:style-name="P2"/>
      <text:list xml:id="list8064588558470988780" text:style-name="L5">
        <text:list-item>
          <text:p text:style-name="P15">Cinzel : Une police d'écriture inspirée des inscriptions romaines, idéale pour donner une touche épique et historique.</text:p>
        </text:list-item>
        <text:list-item>
          <text:p text:style-name="P15">Merriweather : Une police serif très lisible et élégante, qui s'adapte bien à des textes longs tout en gardant une certaine touche classique.</text:p>
        </text:list-item>
      </text:list>
      <text:p text:style-name="P2"/>
      <text:p text:style-name="P2">Ces combinaisons permettent d'apporter une touche immersive pour les passionnés de JDR tout en assurant une bonne lisibilité et un confort de lecture pour les utilisateurs du site ou du forum. Pour obtenir ces polices, vous pouvez utiliser des services comme Google Fonts, qui offrent une large sélection de polices gratuites et faciles à intégrer sur un site web.</text:p>
      <text:p text:style-name="P2"/>
      <text:p text:style-name="P2"/>
      <text:p text:style-name="P2"><text:tab/><text:span text:style-name="T8">II ) Les parties du site</text:span></text:p>
      <text:p text:style-name="P2"><text:tab/><text:tab/></text:p>
      <text:p text:style-name="P2"><text:tab/><text:tab/><text:span text:style-name="T1">1 – La partie publique</text:span></text:p>
      <text:p text:style-name="P2"/>
      <text:p text:style-name="P2"><text:tab/><text:span text:style-name="T2">Listing des différentes pages:</text:span></text:p>
      <text:p text:style-name="P5"/>
      <text:list xml:id="list6730497418902682063" text:style-name="L1">
        <text:list-item>
          <text:p text:style-name="P11">Accueil</text:p>
        </text:list-item>
        <text:list-item>
          <text:p text:style-name="P11">Les articles</text:p>
        </text:list-item>
        <text:list-item>
          <text:p text:style-name="P11">La page de recherche de groupe</text:p>
        </text:list-item>
        <text:list-item>
          <text:p text:style-name="P11">La page de connexion</text:p>
        </text:list-item>
        <text:list-item>
          <text:p text:style-name="P11">La page de mot de passe oublié / validation du compte</text:p>
        </text:list-item>
        <text:list-item>
          <text:p text:style-name="P11">La page de création de compte</text:p>
        </text:list-item>
        <text:list-item>
          <text:p text:style-name="P11">La page du profil</text:p>
        </text:list-item>
        <text:list-item>
          <text:p text:style-name="P11">Les avis laissés à un profil / en ajouter un</text:p>
        </text:list-item>
        <text:list-item>
          <text:p text:style-name="P11">Les messages privés (DM)</text:p>
        </text:list-item>
      </text:list>
      <text:p text:style-name="P2"/>
      <text:p text:style-name="P2"/>
      <text:p text:style-name="P2"><text:soft-page-break/><text:tab/>L'arrivé sur le site se fera sur une page d'accueil avec le nom du site, une phrase d'accroche.</text:p>
      <text:p text:style-name="P2">Dans sa version mobile, un menu burger se depliera pour presenter la navbar qui permet de naviguer vers les différente partie. Cette navbar sera disponible sur toutes les pages du site pour simplifier la navigation.</text:p>
      <text:p text:style-name="P2"/>
      <text:p text:style-name="P2"><text:tab/>Concernant les articles, une page présentera les derniers articles sorties, puis une liste (en vignette) des articles suivra dans la page. Au dessus des derniers articles, une barre de recherche permettra de trier les articles par sujet ou de rechercher un titre.</text:p>
      <text:p text:style-name="P2">Lorsqu'on clique sur un article, nous allons sur sa page. On peut le lire, puis au dessous de cet article, on pourra lire les commentaire laisser sous l'aritcle. On peut <text:span text:style-name="T2">(soit)</text:span> ecrire un commentaire sur cet article, <text:span text:style-name="T2">(soit répondre à un commentaire existant)</text:span>. Il faudra être connecté avec un compte validé pour pouvoir écrire un commentaire.</text:p>
      <text:p text:style-name="P2"/>
      <text:p text:style-name="P2"><text:tab/>La partie user, si on n'est pas connecté, on sera dirigé vers la page de login. Sur cette page, on se connectera grace à son adresse mail et son password. Un lien sera proposé en cas d'oubli du mot de passe qui enverra un mail à l'adresse mail du compte pour la réinitialisation. Un autre lien servira à se diriger vers la page pour s'enregistrer. Sur cette page (enregistrement), les infos de bases pour la création d'un compte seront demandées. A la validation de celles-ci, un mail sera envoyé pour valider la création du compte. C'est à cette étape que le mot de passe sera demandé.</text:p>
      <text:p text:style-name="P2">Si on est connécté, lorsque l'on va sur son profil, on peut voir le resumé de nos information, on peut choisir de les modifier. On peut se rediriger vers la liste des commentaires qui nous ont été fait, et répondre à un commentaire... On peut completer le formulaire de disponibilité. Enfin, un boite de messagerie (non instantanée) vous permettra de consulter vos DM ou d'en écrire un si vous êtes sur le profil d'un autre joueur.Vous pourrez aussi laisser un avis sur un joueur depuis son profil.</text:p>
      <text:p text:style-name="P2"/>
      <text:p text:style-name="P2"><text:tab/>La partie Métier du site sera essentiellement tourner autour de la disponibilité du user, il pourra mettre les jeux auxquels il a déjà jouer, ceux auxquels il voudrais jouer, son expérience de joueur et le type de joueur qu'il est (roleplayer, rulelawer, optimizer, etc.). </text:p>
      <text:p text:style-name="P2">La page sera le listing des membres inscrit sur le site, trié par défauts sur les débutants pour faciliter leur chance. Nous pourrons trier les membres par leur disponibilté, par un jeu en particulier et on verra alors ceux voulant jouer à ce jeu. Lorsqu'une personne nous intéresse, on peut cliquer dessus pour arriver sur son profil et ainsi lui envoyer un DM seulement si on est connecté.</text:p>
      <text:p text:style-name="P2"/>
      <text:p text:style-name="P2"><text:tab/><text:tab/></text:p>
      <text:p text:style-name="P2"><text:tab/><text:tab/><text:span text:style-name="T1">2 – La partie administration</text:span></text:p>
      <text:p text:style-name="P2"/>
      <text:p text:style-name="P2"><text:tab/>Une fois la personne connecté, si elle possède le rôle employé ou admin alors elle sera envoyé vers son dashboard. Depuis cette partie, elle pourra choisir de se diriger vers l'une des parties suivantes :</text:p>
      <text:p text:style-name="P2"/>
      <text:list xml:id="list6985495152799204343" text:style-name="L2">
        <text:list-item>
          <text:p text:style-name="P12">les articles</text:p>
        </text:list-item>
        <text:list-item>
          <text:p text:style-name="P12">les utilisateurs</text:p>
        </text:list-item>
        <text:list-item>
          <text:p text:style-name="P12">les jeux</text:p>
          <text:p text:style-name="P12"/>
        </text:list-item>
      </text:list>
      <text:p text:style-name="P2">Dans la partie “Articles”, on verra un bouton redirigeant vers la page pour rediger un nouvel article.</text:p>
      <text:p text:style-name="P2">En dessous, une liste des articles et pour ceux que cette personne a écrit la possibilité de les modifier ou de les supprimer.</text:p>
      <text:p text:style-name="P2">Dans la partie “Jeux”, on verra un bouton redirigeant vers la page pour ajouter un nouveau jeu.</text:p>
      <text:p text:style-name="P2">En dessous, une liste des jeux et pour ceux que cette personne a créer la possibilité de les modifier ou de les supprimer.</text:p>
      <text:p text:style-name="P2">Enfin dans la partie “Utilisateur”, on verra le listing des utilisateurs enregistrer sur le site. Ils seront trier par défauts du plus récemment enregistrer au plus ancien. Dans le détails d'un utilisateur, il sera <text:soft-page-break/>possible aussi de voir l'ensemeble des commentaire et avis que cette personne à laisser. Mais pas l'ensemble des DM qu'elle a envoyé.</text:p>
      <text:p text:style-name="P2"/>
      <text:p text:style-name="P2"/>
      <text:p text:style-name="P1"/>
      <text:p text:style-name="P1"/>
      <text:p text:style-name="P1"/>
      <text:p text:style-name="P6">A voir si :</text:p>
      <text:p text:style-name="P1"/>
      <text:p text:style-name="P4">BACK-END</text:p>
      <text:p text:style-name="P2"/>
      <text:p text:style-name="P2"><text:tab/>L'architecture <text:s/>du back-end sera entièrement une API.</text:p>
      <text:p text:style-name="P2">Ici dans ce cahier des charges sera noté le mode d'emploi de cette API, ses routes, ses restrictions, etc.</text:p>
      <text:p text:style-name="P2">Note importante, l'url de base étant encore inconnue, elle sera noté comme suit : BASE_URL</text:p>
      <text:p text:style-name="P2">Nous utiliserons des queryParameters afin de récupérer les filtres de données reçues.</text:p>
      <text:p text:style-name="P2">Le body servira lors de l'envoi des données.</text:p>
      <text:p text:style-name="P5">(Le header utilisera des tokens afin de protéger l'API.)</text:p>
      <text:p text:style-name="P7">Une protection par url sera instaurée.</text:p>
      <text:p text:style-name="P7"/>
      <text:p text:style-name="P2">Les différentes méthodes utilisé seront :</text:p>
      <text:list xml:id="list1070202706227367088" text:style-name="L3">
        <text:list-item>
          <text:list>
            <text:list-item>
              <text:p text:style-name="P13">GET (pour récupérer de l'information)</text:p>
            </text:list-item>
            <text:list-item>
              <text:p text:style-name="P13">POST (pour envoyé de l'information)</text:p>
            </text:list-item>
            <text:list-item>
              <text:p text:style-name="P13">PATCH (pour update de l'information)</text:p>
            </text:list-item>
            <text:list-item>
              <text:p text:style-name="P13">DELETE (pour supprimer de l'information)</text:p>
            </text:list-item>
          </text:list>
        </text:list-item>
      </text:list>
      <text:p text:style-name="P2"/>
      <text:p text:style-name="P2"/>
      <text:p text:style-name="P2">Brouillon :</text:p>
      <text:p text:style-name="P2"><text:s text:c="2"/><text:span text:style-name="T4">Les differentes routes possibles:</text:span></text:p>
      <text:p text:style-name="P9"/>
      <text:p text:style-name="P8"><text:span text:style-name="T3"><text:tab/><text:tab/></text:span><text:span text:style-name="T5">Routes GET :</text:span></text:p>
      <text:p text:style-name="P2"/>
      <text:p text:style-name="P2"><text:tab/>BASE_URL/articles(?query)<text:tab/><text:tab/><text:tab/><text:tab/><text:tab/>listes des articles</text:p>
      <text:p text:style-name="P2"><text:tab/>BASE_URL/articles/{nom_article}<text:tab/><text:tab/><text:tab/><text:tab/>détail d'un article</text:p>
      <text:p text:style-name="P2"><text:tab/>BASE_URL/articles/{nom_article}/commentaires<text:tab/><text:tab/>listes des commentaires</text:p>
      <text:p text:style-name="P2"/>
      <text:p text:style-name="P2"><text:tab/>BASE_URL/users(?query)<text:tab/><text:tab/><text:tab/><text:tab/><text:tab/>listes des users</text:p>
      <text:p text:style-name="P2"><text:tab/>BASE_URL/users/{nom_user}<text:tab/><text:tab/><text:tab/><text:tab/>détail d'un user</text:p>
      <text:p text:style-name="P2"><text:tab/>BASE_URL/users/{nom_user}/commentaires<text:tab/><text:tab/>listes des commentaires</text:p>
      <text:p text:style-name="P2"><text:tab/>BASE_URL/users/{nom_user}/messages<text:tab/><text:tab/><text:tab/>liste des messages</text:p>
      <text:p text:style-name="P2"/>
      <text:p text:style-name="P2"/>
      <text:p text:style-name="P2"><text:tab/><text:tab/><text:span text:style-name="T2">Routes POST :</text:span></text:p>
      <text:p text:style-name="P2"/>
      <text:p text:style-name="P2"><text:tab/>BASE_URL/articles<text:tab/><text:tab/><text:tab/><text:tab/><text:tab/><text:tab/>ajouter un article</text:p>
      <text:p text:style-name="P2"><text:tab/>BASE_URL/articles/{nom_article}/commentaires<text:tab/><text:tab/>ajouter un comm article</text:p>
      <text:p text:style-name="P2"/>
      <text:p text:style-name="P2"><text:tab/>BASE_URL/users<text:tab/><text:tab/><text:tab/><text:tab/><text:tab/><text:tab/>ajouter un user</text:p>
      <text:p text:style-name="P2"><text:tab/>BASE_URL/users/{nom_user}/commentaires<text:tab/><text:tab/>ajouter un comm user</text:p>
      <text:p text:style-name="P2"><text:tab/>BASE_URL/users/{nom_user}/messages<text:tab/><text:tab/><text:tab/>ajouter un message à un user</text:p>
      <text:p text:style-name="P2"/>
      <text:p text:style-name="P2"/>
      <text:p text:style-name="P2"><text:soft-page-break/><text:tab/><text:tab/><text:span text:style-name="T2">Routes DELETE :</text:span></text:p>
      <text:p text:style-name="P2"/>
      <text:p text:style-name="P2"><text:tab/>BASE_URL/articles<text:tab/><text:tab/><text:tab/><text:tab/><text:tab/><text:tab/>effacer un article</text:p>
      <text:p text:style-name="P2"><text:tab/>BASE_URL/articles/{nom_article}/commentaires<text:tab/><text:tab/>effacer un comm article</text:p>
      <text:p text:style-name="P2"/>
      <text:p text:style-name="P2"><text:tab/>BASE_URL/users<text:tab/><text:tab/><text:tab/><text:tab/><text:tab/><text:tab/>effacer un user</text:p>
      <text:p text:style-name="P2"><text:tab/>BASE_URL/users/{nom_user}/commentaire<text:tab/><text:tab/>effacer un comm user</text:p>
      <text:p text:style-name="P2"><text:tab/>BASE_URL/users/{nom_user}/message<text:tab/><text:tab/><text:tab/>effacer un message d'un user</text:p>
      <text:p text:style-name="P2"/>
      <text:p text:style-name="P2"/>
      <text:p text:style-name="P2"><text:tab/><text:tab/><text:span text:style-name="T2">Routes PATCH :</text:span></text:p>
      <text:p text:style-name="P2"/>
      <text:p text:style-name="P2"><text:tab/>BASE_URL/articles<text:tab/><text:tab/><text:tab/><text:tab/><text:tab/><text:tab/>Maj un article</text:p>
      <text:p text:style-name="P2"/>
      <text:p text:style-name="P2"><text:tab/>BASE_URL/users<text:tab/><text:tab/><text:tab/><text:tab/><text:tab/><text:tab/>Maj u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4T09:44:54.43</meta:creation-date>
    <meta:editing-duration>P1DT11H21M55S</meta:editing-duration>
    <meta:editing-cycles>15</meta:editing-cycles>
    <meta:generator>OpenOffice/4.1.14$Win32 OpenOffice.org_project/4114m1$Build-9811</meta:generator>
    <meta:initial-creator>Kagelestis </meta:initial-creator>
    <dc:date>2024-08-19T13:30:15.32</dc:date>
    <dc:creator>Laurent Roches</dc:creator>
    <meta:document-statistic meta:table-count="0" meta:image-count="0" meta:object-count="0" meta:page-count="4" meta:paragraph-count="85" meta:word-count="1149" meta:character-count="7224"/>
  </office:meta>
</office:document-meta>
</file>